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90000022BA6F9B5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width="0cm" svg:stroke-color="#ff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84d1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cm" svg:stroke-color="#0084d1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84d1"/>
    </style:style>
    <style:style style:name="T1" style:family="text">
      <style:text-properties fo:color="#ff0000"/>
    </style:style>
    <style:style style:name="T2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7.13cm" svg:height="17.193cm" svg:x="2.079cm" svg:y="6.715cm">
          <draw:image xlink:href="Pictures/10000000000002290000022BA6F9B564.png" xlink:type="simple" xlink:show="embed" xlink:actuate="onLoad">
            <text:p/>
          </draw:image>
        </draw:frame>
        <draw:line draw:style-name="gr2" draw:text-style-name="P1" draw:layer="layout" svg:x1="10.446cm" svg:y1="4.902cm" svg:x2="10.446cm" svg:y2="23.902cm">
          <text:p/>
        </draw:line>
        <draw:line draw:style-name="gr2" draw:text-style-name="P1" draw:layer="layout" svg:x1="4.106cm" svg:y1="15.286cm" svg:x2="19.107cm" svg:y2="15.286cm">
          <text:p/>
        </draw:line>
        <draw:connector draw:style-name="gr3" draw:text-style-name="P1" draw:layer="layout" draw:type="line" svg:x1="10.522cm" svg:y1="14.267cm" svg:x2="10.522cm" svg:y2="14.267cm" svg:d="m10522 14267">
          <text:p/>
        </draw:connector>
        <draw:line draw:style-name="gr4" draw:text-style-name="P1" draw:layer="layout" svg:x1="10.405cm" svg:y1="15.286cm" svg:x2="12.044cm" svg:y2="16.597cm">
          <text:p/>
        </draw:line>
        <draw:line draw:style-name="gr4" draw:text-style-name="P1" draw:layer="layout" svg:x1="8.877cm" svg:y1="14.109cm" svg:x2="9.462cm" svg:y2="14.577cm">
          <text:p/>
        </draw:line>
        <draw:line draw:style-name="gr5" draw:text-style-name="P1" draw:layer="layout" svg:x1="8.883cm" svg:y1="6.974cm" svg:x2="12.044cm" svg:y2="9.503cm">
          <text:p/>
        </draw:line>
        <draw:line draw:style-name="gr5" draw:text-style-name="P1" draw:layer="layout" svg:x1="12.085cm" svg:y1="9.491cm" svg:x2="12.085cm" svg:y2="25.105cm">
          <text:p/>
        </draw:line>
        <draw:line draw:style-name="gr6" draw:text-style-name="P1" draw:layer="layout" svg:x1="8.924cm" svg:y1="7.032cm" svg:x2="8.924cm" svg:y2="22.646cm">
          <text:p/>
        </draw:line>
        <draw:line draw:style-name="gr5" draw:text-style-name="P1" draw:layer="layout" svg:x1="8.883cm" svg:y1="22.547cm" svg:x2="12.044cm" svg:y2="25.076cm">
          <text:p/>
        </draw:line>
        <draw:line draw:style-name="gr5" draw:text-style-name="P1" draw:layer="layout" svg:x1="4.107cm" svg:y1="10.368cm" svg:x2="16.746cm" svg:y2="10.368cm">
          <text:p/>
        </draw:line>
        <draw:line draw:style-name="gr5" draw:text-style-name="P1" draw:layer="layout" svg:x1="4.108cm" svg:y1="22.663cm" svg:x2="16.747cm" svg:y2="22.663cm">
          <text:p/>
        </draw:line>
        <draw:line draw:style-name="gr5" draw:text-style-name="P1" draw:layer="layout" svg:x1="4.106cm" svg:y1="10.433cm" svg:x2="4.106cm" svg:y2="22.669cm">
          <text:p/>
        </draw:line>
        <draw:line draw:style-name="gr5" draw:text-style-name="P1" draw:layer="layout" svg:x1="16.75cm" svg:y1="10.433cm" svg:x2="16.75cm" svg:y2="22.669cm">
          <text:p/>
        </draw:line>
        <draw:line draw:style-name="gr5" draw:text-style-name="P1" draw:layer="layout" svg:x1="2.677cm" svg:y1="14.116cm" svg:x2="5.838cm" svg:y2="16.645cm">
          <text:p/>
        </draw:line>
        <draw:line draw:style-name="gr5" draw:text-style-name="P1" draw:layer="layout" svg:x1="15.322cm" svg:y1="14.116cm" svg:x2="18.483cm" svg:y2="16.645cm">
          <text:p/>
        </draw:line>
        <draw:line draw:style-name="gr6" draw:text-style-name="P1" draw:layer="layout" svg:x1="2.702cm" svg:y1="14.115cm" svg:x2="15.341cm" svg:y2="14.115cm">
          <text:p/>
        </draw:line>
        <draw:line draw:style-name="gr5" draw:text-style-name="P1" draw:layer="layout" svg:x1="5.863cm" svg:y1="16.691cm" svg:x2="18.502cm" svg:y2="16.691cm">
          <text:p/>
        </draw:line>
        <draw:line draw:style-name="gr4" draw:text-style-name="P1" draw:layer="layout" svg:x1="10.446cm" svg:y1="8.203cm" svg:x2="10.446cm" svg:y2="10.545cm">
          <text:p/>
        </draw:line>
        <draw:line draw:style-name="gr4" draw:text-style-name="P1" draw:layer="layout" svg:x1="10.446cm" svg:y1="20.849cm" svg:x2="10.446cm" svg:y2="23.776cm">
          <text:p/>
        </draw:line>
        <draw:line draw:style-name="gr2" draw:text-style-name="P1" draw:layer="layout" svg:x1="8.882cm" svg:y1="14.116cm" svg:x2="15.882cm" svg:y2="19.715cm">
          <text:p/>
        </draw:line>
        <draw:line draw:style-name="gr5" draw:text-style-name="P1" draw:layer="layout" svg:x1="2.703cm" svg:y1="14.115cm" svg:x2="9.377cm" svg:y2="14.115cm">
          <text:p/>
        </draw:line>
        <draw:line draw:style-name="gr5" draw:text-style-name="P1" draw:layer="layout" svg:x1="11.484cm" svg:y1="14.115cm" svg:x2="15.348cm" svg:y2="14.115cm">
          <text:p/>
        </draw:line>
        <draw:line draw:style-name="gr4" draw:text-style-name="P1" draw:layer="layout" svg:x1="4.107cm" svg:y1="15.286cm" svg:x2="9.376cm" svg:y2="15.286cm">
          <text:p/>
        </draw:line>
        <draw:line draw:style-name="gr4" draw:text-style-name="P1" draw:layer="layout" svg:x1="11.483cm" svg:y1="15.286cm" svg:x2="16.752cm" svg:y2="15.286cm">
          <text:p/>
        </draw:line>
        <draw:line draw:style-name="gr5" draw:text-style-name="P1" draw:layer="layout" svg:x1="8.924cm" svg:y1="7.033cm" svg:x2="8.924cm" svg:y2="12.068cm">
          <text:p/>
        </draw:line>
        <draw:line draw:style-name="gr5" draw:text-style-name="P1" draw:layer="layout" svg:x1="8.924cm" svg:y1="13.122cm" svg:x2="8.924cm" svg:y2="16.635cm">
          <text:p/>
        </draw:line>
        <draw:line draw:style-name="gr5" draw:text-style-name="P1" draw:layer="layout" svg:x1="8.924cm" svg:y1="18.508cm" svg:x2="8.924cm" svg:y2="22.606cm">
          <text:p/>
        </draw:line>
        <draw:frame draw:style-name="gr7" draw:text-style-name="P2" draw:layer="layout" svg:width="4.376cm" svg:height="0.963cm" draw:transform="rotate (1.5707963267946) translate (9.462cm 9.656cm)">
          <draw:text-box>
            <text:p text:style-name="P2"><text:span text:style-name="T1">asse verticale</text:span></text:p>
          </draw:text-box>
        </draw:frame>
        <draw:frame draw:style-name="gr7" draw:text-style-name="P2" draw:layer="layout" svg:width="5.116cm" svg:height="0.963cm" svg:x="15.07cm" svg:y="14.235cm">
          <draw:text-box>
            <text:p text:style-name="P2"><text:span text:style-name="T1">asse trasversale</text:span></text:p>
          </draw:text-box>
        </draw:frame>
        <draw:frame draw:style-name="gr7" draw:text-style-name="P2" draw:layer="layout" svg:width="4.376cm" svg:height="0.963cm" draw:transform="rotate (-0.687659725286822) translate (13.364cm 16.324cm)">
          <draw:text-box>
            <text:p text:style-name="P2"><text:span text:style-name="T1">asse sagittale</text:span></text:p>
          </draw:text-box>
        </draw:frame>
        <draw:frame draw:style-name="gr7" draw:text-style-name="P3" draw:layer="layout" svg:width="4.583cm" svg:height="0.963cm" svg:x="11.795cm" svg:y="8.42cm">
          <draw:text-box>
            <text:p text:style-name="P3"><text:span text:style-name="T2">piano sagittale</text:span></text:p>
          </draw:text-box>
        </draw:frame>
        <draw:frame draw:style-name="gr7" draw:text-style-name="P3" draw:layer="layout" svg:width="4.337cm" svg:height="0.963cm" svg:x="12.727cm" svg:y="22.697cm">
          <draw:text-box>
            <text:p text:style-name="P3"><text:span text:style-name="T2">piano frontale</text:span></text:p>
          </draw:text-box>
        </draw:frame>
        <draw:frame draw:style-name="gr8" draw:text-style-name="P3" draw:layer="layout" svg:width="5.888cm" svg:height="1.27cm" svg:x="3.102cm" svg:y="14.035cm">
          <draw:text-box>
            <text:p text:style-name="P3"><text:span text:style-name="T2">piano trasversale</text:span></text:p>
          </draw:text-box>
        </draw:frame>
        <draw:line draw:style-name="gr3" draw:text-style-name="P1" draw:layer="layout" svg:x1="16.14cm" svg:y1="22.69cm" svg:x2="16.775cm" svg:y2="22.055cm">
          <text:p/>
        </draw:line>
        <draw:line draw:style-name="gr3" draw:text-style-name="P1" draw:layer="layout" svg:x1="3.205cm" svg:y1="14.135cm" svg:x2="3.005cm" svg:y2="14.335cm">
          <text:p/>
        </draw:line>
        <draw:line draw:style-name="gr3" draw:text-style-name="P1" draw:layer="layout" svg:x1="11.66cm" svg:y1="9.22cm" svg:x2="12.06cm" svg:y2="9.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5-10T11:53:02.12</meta:creation-date>
    <dc:date>2011-05-10T13:06:35.48</dc:date>
    <dc:creator>dudu </dc:creator>
    <meta:editing-duration>PT38M20S</meta:editing-duration>
    <meta:editing-cycles>2</meta:editing-cycles>
    <meta:generator>OpenOffice.org/3.3$Win32 OpenOffice.org_project/330m20$Build-9567</meta:generator>
    <meta:document-statistic meta:object-count="37"/>
  </office:meta>
</office:document-meta>
</file>